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paragraph-rsid="00419871" style:font-size-asian="10pt" style:font-size-complex="10pt"/>
    </style:style>
    <style:style style:name="P2" style:family="paragraph" style:parent-style-name="Text_20_body">
      <style:text-properties fo:font-size="10pt" officeooo:rsid="00483fda" officeooo:paragraph-rsid="00483fda" style:font-size-asian="10pt" style:font-size-complex="10pt"/>
    </style:style>
    <style:style style:name="P3" style:family="paragraph" style:parent-style-name="Text_20_body">
      <style:text-properties fo:font-size="10pt" officeooo:rsid="004986fe" officeooo:paragraph-rsid="004986fe" style:font-size-asian="10pt" style:font-size-complex="10pt"/>
    </style:style>
    <style:style style:name="P4" style:family="paragraph" style:parent-style-name="Text_20_body">
      <style:text-properties fo:font-size="10pt" officeooo:rsid="00499766" officeooo:paragraph-rsid="00499766" style:font-size-asian="10pt" style:font-size-complex="10pt"/>
    </style:style>
    <style:style style:name="P5" style:family="paragraph" style:parent-style-name="Text_20_body">
      <style:text-properties fo:font-size="10pt" officeooo:rsid="004d1cb4" officeooo:paragraph-rsid="004d1cb4" style:font-size-asian="10pt" style:font-size-complex="10pt"/>
    </style:style>
    <style:style style:name="P6" style:family="paragraph" style:parent-style-name="Text_20_body">
      <style:text-properties fo:font-size="10pt" officeooo:rsid="004e3fe4" officeooo:paragraph-rsid="004e3fe4" style:font-size-asian="10pt" style:font-size-complex="10pt"/>
    </style:style>
    <style:style style:name="P7" style:family="paragraph" style:parent-style-name="Text_20_body">
      <style:text-properties fo:font-size="10pt" officeooo:paragraph-rsid="004f19a1" style:font-size-asian="10pt" style:font-size-complex="10pt"/>
    </style:style>
    <style:style style:name="P8" style:family="paragraph" style:parent-style-name="Text_20_body">
      <style:text-properties fo:font-size="10pt" officeooo:rsid="0050f318" officeooo:paragraph-rsid="0050f318" style:font-size-asian="10pt" style:font-size-complex="10pt"/>
    </style:style>
    <style:style style:name="P9" style:family="paragraph" style:parent-style-name="Text_20_body">
      <style:text-properties fo:font-size="10pt" officeooo:rsid="00530c6a" officeooo:paragraph-rsid="00530c6a" style:font-size-asian="10pt" style:font-size-complex="10pt"/>
    </style:style>
    <style:style style:name="P10" style:family="paragraph" style:parent-style-name="Text_20_body">
      <style:text-properties fo:font-size="10pt" officeooo:paragraph-rsid="0055071f" style:font-size-asian="10pt" style:font-size-complex="10pt"/>
    </style:style>
    <style:style style:name="P11" style:family="paragraph" style:parent-style-name="Text_20_body">
      <style:text-properties fo:font-size="10pt" officeooo:rsid="0055071f" officeooo:paragraph-rsid="0055071f" style:font-size-asian="10pt" style:font-size-complex="10pt"/>
    </style:style>
    <style:style style:name="P12" style:family="paragraph" style:parent-style-name="Text_20_body">
      <style:text-properties fo:font-size="10pt" officeooo:rsid="00867f51" officeooo:paragraph-rsid="00867f51" style:font-size-asian="10pt" style:font-size-complex="10pt"/>
    </style:style>
    <style:style style:name="P13" style:family="paragraph" style:parent-style-name="Text_20_body">
      <style:text-properties fo:font-size="10pt" officeooo:paragraph-rsid="0088428b" style:font-size-asian="10pt" style:font-size-complex="10pt"/>
    </style:style>
    <style:style style:name="P14" style:family="paragraph" style:parent-style-name="Text_20_body">
      <style:text-properties fo:font-size="10pt" officeooo:rsid="00a96f43" officeooo:paragraph-rsid="00a96f43" style:font-size-asian="10pt" style:font-size-complex="10pt"/>
    </style:style>
    <style:style style:name="P15" style:family="paragraph" style:parent-style-name="Text_20_body">
      <style:text-properties fo:font-size="10pt" officeooo:rsid="0077b243" officeooo:paragraph-rsid="0077b243" style:font-size-asian="10pt" style:font-size-complex="10pt"/>
    </style:style>
    <style:style style:name="P16" style:family="paragraph" style:parent-style-name="Text_20_body">
      <style:text-properties fo:font-size="10pt" officeooo:rsid="00788dcd" officeooo:paragraph-rsid="00788dcd" style:font-size-asian="10pt" style:font-size-complex="10pt"/>
    </style:style>
    <style:style style:name="P17" style:family="paragraph" style:parent-style-name="Text_20_body">
      <style:text-properties fo:font-size="10pt" officeooo:paragraph-rsid="007a51e6" style:font-size-asian="10pt" style:font-size-complex="10pt"/>
    </style:style>
    <style:style style:name="P18" style:family="paragraph" style:parent-style-name="Text_20_body">
      <style:text-properties fo:font-size="10pt" officeooo:rsid="007c0c20" officeooo:paragraph-rsid="007c0c20" style:font-size-asian="10pt" style:font-size-complex="10pt"/>
    </style:style>
    <style:style style:name="P19" style:family="paragraph" style:parent-style-name="Text_20_body">
      <style:text-properties fo:font-size="10pt" officeooo:rsid="007d95ad" officeooo:paragraph-rsid="007d95ad" style:font-size-asian="10pt" style:font-size-complex="10pt"/>
    </style:style>
    <style:style style:name="P20" style:family="paragraph" style:parent-style-name="Text_20_body">
      <style:text-properties fo:font-size="10pt" officeooo:rsid="008623e3" officeooo:paragraph-rsid="008623e3" style:font-size-asian="10pt" style:font-size-complex="10pt"/>
    </style:style>
    <style:style style:name="P21" style:family="paragraph" style:parent-style-name="Text_20_body">
      <style:text-properties fo:font-size="10pt" officeooo:rsid="0092e5d6" officeooo:paragraph-rsid="0092e5d6" style:font-size-asian="10pt" style:font-size-complex="10pt"/>
    </style:style>
    <style:style style:name="P22" style:family="paragraph" style:parent-style-name="Text_20_body">
      <style:text-properties fo:font-size="10pt" officeooo:rsid="003160d3" officeooo:paragraph-rsid="0093e6ca" style:font-size-asian="10pt" style:font-size-complex="10pt"/>
    </style:style>
    <style:style style:name="P23" style:family="paragraph" style:parent-style-name="Text_20_body">
      <style:text-properties fo:font-size="10pt" officeooo:rsid="0099127e" officeooo:paragraph-rsid="0099127e" style:font-size-asian="10pt" style:font-size-complex="10pt"/>
    </style:style>
    <style:style style:name="P24" style:family="paragraph" style:parent-style-name="Text_20_body">
      <style:text-properties fo:font-size="10pt" officeooo:paragraph-rsid="00a0f2b0" style:font-size-asian="10pt" style:font-size-complex="10pt"/>
    </style:style>
    <style:style style:name="P25" style:family="paragraph" style:parent-style-name="Text_20_body">
      <style:text-properties fo:font-size="10pt" officeooo:paragraph-rsid="00ac7f21" style:font-size-asian="10pt" style:font-size-complex="10pt"/>
    </style:style>
    <style:style style:name="P26" style:family="paragraph" style:parent-style-name="Text_20_body">
      <style:text-properties fo:font-size="10pt" officeooo:rsid="00ad80e9" officeooo:paragraph-rsid="00ad80e9" style:font-size-asian="10pt" style:font-size-complex="10pt"/>
    </style:style>
    <style:style style:name="P27" style:family="paragraph" style:parent-style-name="Text_20_body">
      <style:text-properties fo:font-size="10pt" officeooo:rsid="00ae0aed" officeooo:paragraph-rsid="00ae0aed" style:font-size-asian="10pt" style:font-size-complex="10pt"/>
    </style:style>
    <style:style style:name="P28" style:family="paragraph" style:parent-style-name="Text_20_body">
      <style:text-properties fo:font-size="10pt" officeooo:rsid="00b08c01" officeooo:paragraph-rsid="00b08c01" style:font-size-asian="10pt" style:font-size-complex="10pt"/>
    </style:style>
    <style:style style:name="P29" style:family="paragraph" style:parent-style-name="Text_20_body">
      <style:text-properties fo:font-size="10pt" officeooo:rsid="00b20e04" officeooo:paragraph-rsid="00b20e04" style:font-size-asian="10pt" style:font-size-complex="10pt"/>
    </style:style>
    <style:style style:name="P30" style:family="paragraph" style:parent-style-name="Text_20_body">
      <style:text-properties fo:font-size="10pt" officeooo:rsid="009ed403" officeooo:paragraph-rsid="009ed403" style:font-size-asian="10pt" style:font-size-complex="10pt"/>
    </style:style>
    <style:style style:name="P31" style:family="paragraph" style:parent-style-name="Text_20_body">
      <style:text-properties fo:font-size="10pt" officeooo:rsid="003fb64a" officeooo:paragraph-rsid="003fb64a" style:font-size-asian="10pt" style:font-size-complex="10pt"/>
    </style:style>
    <style:style style:name="P32" style:family="paragraph" style:parent-style-name="Text_20_body">
      <style:text-properties fo:font-size="10pt" fo:language="pt" fo:country="BR" officeooo:rsid="0010bfbd" officeooo:paragraph-rsid="0010bfbd" style:font-size-asian="10pt" style:font-size-complex="10pt"/>
    </style:style>
    <style:style style:name="P33" style:family="paragraph" style:parent-style-name="Text_20_body">
      <style:text-properties fo:font-size="10pt" fo:language="pt" fo:country="BR" officeooo:rsid="0077b243" officeooo:paragraph-rsid="0077b243" style:font-size-asian="10pt" style:font-size-complex="10pt"/>
    </style:style>
    <style:style style:name="P34" style:family="paragraph" style:parent-style-name="Text_20_body">
      <style:text-properties fo:font-size="10pt" fo:language="pt" fo:country="BR" officeooo:rsid="00b76517" officeooo:paragraph-rsid="00b76517" style:font-size-asian="10pt" style:font-size-complex="10pt"/>
    </style:style>
    <style:style style:name="P35" style:family="paragraph" style:parent-style-name="Text_20_body">
      <style:text-properties fo:font-size="10pt" fo:language="pt" fo:country="BR" officeooo:rsid="00788dcd" officeooo:paragraph-rsid="00788dcd" style:font-size-asian="10pt" style:font-size-complex="10pt"/>
    </style:style>
    <style:style style:name="P36" style:family="paragraph" style:parent-style-name="Text_20_body">
      <style:text-properties fo:font-size="10pt" fo:language="pt" fo:country="BR" officeooo:rsid="007a51e6" officeooo:paragraph-rsid="007a51e6" style:font-size-asian="10pt" style:font-size-complex="10pt"/>
    </style:style>
    <style:style style:name="P37" style:family="paragraph" style:parent-style-name="Text_20_body">
      <style:text-properties fo:font-size="10pt" fo:language="pt" fo:country="BR" officeooo:rsid="007a70e3" officeooo:paragraph-rsid="007a70e3" style:font-size-asian="10pt" style:font-size-complex="10pt"/>
    </style:style>
    <style:style style:name="P38" style:family="paragraph" style:parent-style-name="Text_20_body">
      <style:text-properties fo:font-size="10pt" fo:language="pt" fo:country="BR" officeooo:rsid="007d95ad" officeooo:paragraph-rsid="007d95ad" style:font-size-asian="10pt" style:font-size-complex="10pt"/>
    </style:style>
    <style:style style:name="P39" style:family="paragraph" style:parent-style-name="Text_20_body">
      <style:text-properties fo:font-size="10pt" fo:language="pt" fo:country="BR" officeooo:rsid="007f2c9c" officeooo:paragraph-rsid="007f2c9c" style:font-size-asian="10pt" style:font-size-complex="10pt"/>
    </style:style>
    <style:style style:name="P40" style:family="paragraph" style:parent-style-name="Text_20_body">
      <style:text-properties fo:font-size="10pt" fo:language="pt" fo:country="BR" officeooo:rsid="008623e3" officeooo:paragraph-rsid="008623e3" style:font-size-asian="10pt" style:font-size-complex="10pt"/>
    </style:style>
    <style:style style:name="P41" style:family="paragraph" style:parent-style-name="Text_20_body">
      <style:text-properties fo:font-size="10pt" fo:language="pt" fo:country="BR" officeooo:rsid="00867f51" officeooo:paragraph-rsid="00867f51" style:font-size-asian="10pt" style:font-size-complex="10pt"/>
    </style:style>
    <style:style style:name="P42" style:family="paragraph" style:parent-style-name="Text_20_body">
      <style:text-properties fo:font-size="10pt" fo:language="pt" fo:country="BR" officeooo:rsid="0088428b" officeooo:paragraph-rsid="0088428b" style:font-size-asian="10pt" style:font-size-complex="10pt"/>
    </style:style>
    <style:style style:name="P43" style:family="paragraph" style:parent-style-name="Text_20_body">
      <style:text-properties fo:font-size="10pt" fo:language="pt" fo:country="BR" officeooo:rsid="0092e5d6" officeooo:paragraph-rsid="0092e5d6" style:font-size-asian="10pt" style:font-size-complex="10pt"/>
    </style:style>
    <style:style style:name="P44" style:family="paragraph" style:parent-style-name="Text_20_body">
      <style:text-properties fo:font-size="10pt" fo:language="pt" fo:country="BR" officeooo:rsid="00938ef7" officeooo:paragraph-rsid="00938ef7" style:font-size-asian="10pt" style:font-size-complex="10pt"/>
    </style:style>
    <style:style style:name="P45" style:family="paragraph" style:parent-style-name="Text_20_body">
      <style:text-properties fo:font-size="10pt" fo:language="pt" fo:country="BR" officeooo:rsid="009ed403" officeooo:paragraph-rsid="009ed403" style:font-size-asian="10pt" style:font-size-complex="10pt"/>
    </style:style>
    <style:style style:name="P46" style:family="paragraph" style:parent-style-name="Text_20_body">
      <style:text-properties fo:font-size="10pt" fo:language="pt" fo:country="BR" officeooo:rsid="00af9603" officeooo:paragraph-rsid="00af9603" style:font-size-asian="10pt" style:font-size-complex="10pt"/>
    </style:style>
    <style:style style:name="P47" style:family="paragraph" style:parent-style-name="Text_20_body">
      <style:text-properties fo:color="#cccccc" loext:opacity="100%" fo:font-size="10pt" officeooo:paragraph-rsid="00189d79" style:font-size-asian="10pt" style:font-size-complex="10pt"/>
    </style:style>
    <style:style style:name="P48" style:family="paragraph" style:parent-style-name="Text_20_body">
      <style:text-properties fo:color="#cccccc" loext:opacity="100%" fo:font-size="10pt" officeooo:paragraph-rsid="003fb64a" style:font-size-asian="10pt" style:font-size-complex="10pt"/>
    </style:style>
    <style:style style:name="P49" style:family="paragraph" style:parent-style-name="Text_20_body">
      <style:text-properties officeooo:paragraph-rsid="008c0112"/>
    </style:style>
    <style:style style:name="P50" style:family="paragraph" style:parent-style-name="Text_20_body">
      <style:text-properties officeooo:paragraph-rsid="008ed98b"/>
    </style:style>
    <style:style style:name="P51" style:family="paragraph" style:parent-style-name="Text_20_body">
      <style:text-properties fo:color="#d3d3d3" loext:opacity="100%" fo:font-size="10pt" officeooo:rsid="009f0bc3" officeooo:paragraph-rsid="009f0bc3" style:font-size-asian="10pt" style:font-size-complex="10pt"/>
    </style:style>
    <style:style style:name="P52" style:family="paragraph" style:parent-style-name="Text_20_body">
      <style:text-properties style:font-name="Liberation Serif" fo:font-size="10pt" fo:language="pt" fo:country="BR" officeooo:rsid="00ad9f30" officeooo:paragraph-rsid="00ad9f30" style:font-size-asian="10pt" style:font-size-complex="10pt"/>
    </style:style>
    <style:style style:name="P53" style:family="paragraph" style:parent-style-name="Text_20_body">
      <style:paragraph-properties fo:break-before="page"/>
      <style:text-properties fo:font-size="10pt" officeooo:rsid="00499766" officeooo:paragraph-rsid="00499766" style:font-size-asian="10pt" style:font-size-complex="10pt"/>
    </style:style>
    <style:style style:name="P54" style:family="paragraph" style:parent-style-name="Text_20_body">
      <style:paragraph-properties fo:break-before="page"/>
      <style:text-properties fo:font-size="10pt" officeooo:rsid="004f19a1" officeooo:paragraph-rsid="004f19a1" style:font-size-asian="10pt" style:font-size-complex="10pt"/>
    </style:style>
    <style:style style:name="P55" style:family="paragraph" style:parent-style-name="Text_20_body">
      <style:paragraph-properties fo:break-before="page"/>
      <style:text-properties fo:font-size="10pt" fo:language="pt" fo:country="BR" officeooo:rsid="007c0c20" officeooo:paragraph-rsid="007c0c20" style:font-size-asian="10pt" style:font-size-complex="10pt"/>
    </style:style>
    <style:style style:name="P56" style:family="paragraph" style:parent-style-name="Text_20_body">
      <style:paragraph-properties fo:break-before="page"/>
      <style:text-properties fo:font-size="10pt" fo:language="pt" fo:country="BR" officeooo:rsid="008d8751" officeooo:paragraph-rsid="008d8751" style:font-size-asian="10pt" style:font-size-complex="10pt"/>
    </style:style>
    <style:style style:name="P57" style:family="paragraph" style:parent-style-name="Text_20_body">
      <style:paragraph-properties fo:break-before="page"/>
      <style:text-properties fo:font-size="10pt" fo:language="pt" fo:country="BR" officeooo:rsid="00a0f2b0" officeooo:paragraph-rsid="00a0f2b0" style:font-size-asian="10pt" style:font-size-complex="10pt"/>
    </style:style>
    <style:style style:name="P58" style:family="paragraph" style:parent-style-name="Subtitle">
      <style:text-properties officeooo:rsid="0010bfbd" officeooo:paragraph-rsid="0010bfbd"/>
    </style:style>
    <style:style style:name="P59" style:family="paragraph" style:parent-style-name="Title">
      <style:text-properties style:font-name="Liberation Sans" fo:font-size="24pt" fo:font-weight="bold" officeooo:rsid="0077b243" officeooo:paragraph-rsid="0077b243" style:font-name-asian="Noto Sans CJK SC" style:font-size-asian="24pt" style:font-weight-asian="bold" style:font-name-complex="Lohit Devanagari" style:font-size-complex="24pt" style:font-weight-complex="bold"/>
    </style:style>
    <style:style style:name="P60" style:family="paragraph" style:parent-style-name="Text_20_body">
      <style:text-properties fo:font-size="10pt" fo:language="pt" fo:country="BR" officeooo:rsid="00bc4dc6" officeooo:paragraph-rsid="00bc4dc6" style:font-size-asian="10pt" style:font-size-complex="10pt"/>
    </style:style>
    <style:style style:name="P61" style:family="paragraph" style:parent-style-name="Text_20_body">
      <style:text-properties fo:font-size="10pt" fo:language="pt" fo:country="BR" officeooo:rsid="00c2a744" officeooo:paragraph-rsid="00c2a744" style:font-size-asian="10pt" style:font-size-complex="10pt"/>
    </style:style>
    <style:style style:name="P62" style:family="paragraph" style:parent-style-name="Text_20_body">
      <style:text-properties fo:font-size="10pt" fo:language="pt" fo:country="BR" officeooo:rsid="00c8f779" officeooo:paragraph-rsid="00c8f779" style:font-size-asian="10pt" style:font-size-complex="10pt"/>
    </style:style>
    <style:style style:name="P63" style:family="paragraph" style:parent-style-name="Text_20_body">
      <style:text-properties fo:font-size="10pt" fo:language="pt" fo:country="BR" officeooo:rsid="00ceeada" officeooo:paragraph-rsid="00ceeada" style:font-size-asian="10pt" style:font-size-complex="10pt"/>
    </style:style>
    <style:style style:name="P64" style:family="paragraph" style:parent-style-name="Text_20_body">
      <style:text-properties fo:font-size="10pt" fo:language="pt" fo:country="BR" officeooo:rsid="00cfcc32" officeooo:paragraph-rsid="00cfcc32" style:font-size-asian="10pt" style:font-size-complex="10pt"/>
    </style:style>
    <style:style style:name="P65" style:family="paragraph" style:parent-style-name="Text_20_body">
      <style:text-properties fo:font-size="10pt" officeooo:rsid="00c01310" officeooo:paragraph-rsid="00c01310" style:font-size-asian="10pt" style:font-size-complex="10pt"/>
    </style:style>
    <style:style style:name="P66" style:family="paragraph" style:parent-style-name="Text_20_body">
      <style:text-properties fo:color="#cccccc" loext:opacity="100%" fo:font-size="10pt" officeooo:rsid="003fb64a" officeooo:paragraph-rsid="003feeca" style:font-size-asian="10pt" style:font-size-complex="10pt"/>
    </style:style>
    <style:style style:name="P67" style:family="paragraph" style:parent-style-name="Text_20_body">
      <style:text-properties fo:color="#cccccc" loext:opacity="100%" fo:font-size="10pt" officeooo:paragraph-rsid="0043d6d6" style:font-size-asian="10pt" style:font-size-complex="10pt"/>
    </style:style>
    <style:style style:name="P68" style:family="paragraph" style:parent-style-name="Text_20_body">
      <style:text-properties fo:color="#cccccc" loext:opacity="100%" fo:font-size="10pt" officeooo:paragraph-rsid="0044b841" style:font-size-asian="10pt" style:font-size-complex="10pt"/>
    </style:style>
    <style:style style:name="P69" style:family="paragraph" style:parent-style-name="Text_20_body">
      <style:text-properties fo:color="#cccccc" loext:opacity="100%" fo:font-size="10pt" officeooo:rsid="00450dd3" officeooo:paragraph-rsid="00450dd3" style:font-size-asian="10pt" style:font-size-complex="10pt"/>
    </style:style>
    <style:style style:name="P70" style:family="paragraph" style:parent-style-name="Text_20_body">
      <style:text-properties fo:color="#cccccc" loext:opacity="100%" fo:font-size="10pt" officeooo:paragraph-rsid="0045bc6c" style:font-size-asian="10pt" style:font-size-complex="10pt"/>
    </style:style>
    <style:style style:name="P71" style:family="paragraph" style:parent-style-name="Text_20_body">
      <style:text-properties fo:color="#cccccc" loext:opacity="100%" fo:font-size="10pt" officeooo:rsid="00466f14" officeooo:paragraph-rsid="00466f14" style:font-size-asian="10pt" style:font-size-complex="10pt"/>
    </style:style>
    <style:style style:name="P72" style:family="paragraph" style:parent-style-name="Text_20_body">
      <style:paragraph-properties fo:break-before="page"/>
      <style:text-properties fo:font-size="10pt" fo:language="pt" fo:country="BR" officeooo:rsid="00ceeada" officeooo:paragraph-rsid="00ceeada" style:font-size-asian="10pt" style:font-size-complex="10pt"/>
    </style:style>
    <style:style style:name="T1" style:family="text">
      <style:text-properties officeooo:rsid="003fb64a"/>
    </style:style>
    <style:style style:name="T2" style:family="text">
      <style:text-properties officeooo:rsid="0044b841"/>
    </style:style>
    <style:style style:name="T3" style:family="text">
      <style:text-properties officeooo:rsid="0045ae02"/>
    </style:style>
    <style:style style:name="T4" style:family="text">
      <style:text-properties officeooo:rsid="004986fe"/>
    </style:style>
    <style:style style:name="T5" style:family="text">
      <style:text-properties officeooo:rsid="00499766"/>
    </style:style>
    <style:style style:name="T6" style:family="text">
      <style:text-properties officeooo:rsid="004b4a92"/>
    </style:style>
    <style:style style:name="T7" style:family="text">
      <style:text-properties officeooo:rsid="004f19a1"/>
    </style:style>
    <style:style style:name="T8" style:family="text">
      <style:text-properties officeooo:rsid="0050f318"/>
    </style:style>
    <style:style style:name="T9" style:family="text">
      <style:text-properties officeooo:rsid="0052dfaf"/>
    </style:style>
    <style:style style:name="T10" style:family="text">
      <style:text-properties officeooo:rsid="0055071f"/>
    </style:style>
    <style:style style:name="T11" style:family="text">
      <style:text-properties officeooo:rsid="00564ec2"/>
    </style:style>
    <style:style style:name="T12" style:family="text">
      <style:text-properties officeooo:rsid="005b6288"/>
    </style:style>
    <style:style style:name="T13" style:family="text">
      <style:text-properties officeooo:rsid="00696952"/>
    </style:style>
    <style:style style:name="T14" style:family="text">
      <style:text-properties officeooo:rsid="0069bc82"/>
    </style:style>
    <style:style style:name="T15" style:family="text">
      <style:text-properties officeooo:rsid="0043d6d6"/>
    </style:style>
    <style:style style:name="T16" style:family="text">
      <style:text-properties officeooo:rsid="006ad779"/>
    </style:style>
    <style:style style:name="T17" style:family="text">
      <style:text-properties officeooo:rsid="006cc3fb"/>
    </style:style>
    <style:style style:name="T18" style:family="text">
      <style:text-properties officeooo:rsid="0045bc6c"/>
    </style:style>
    <style:style style:name="T19" style:family="text">
      <style:text-properties officeooo:rsid="0071064f"/>
    </style:style>
    <style:style style:name="T20" style:family="text">
      <style:text-properties officeooo:rsid="0071e7e0"/>
    </style:style>
    <style:style style:name="T21" style:family="text">
      <style:text-properties officeooo:rsid="0071e917"/>
    </style:style>
    <style:style style:name="T22" style:family="text">
      <style:text-properties officeooo:rsid="0072ea0c"/>
    </style:style>
    <style:style style:name="T23" style:family="text">
      <style:text-properties officeooo:rsid="00732e28"/>
    </style:style>
    <style:style style:name="T24" style:family="text">
      <style:text-properties officeooo:rsid="0074422e"/>
    </style:style>
    <style:style style:name="T25" style:family="text">
      <style:text-properties officeooo:rsid="00767c6b"/>
    </style:style>
    <style:style style:name="T26" style:family="text">
      <style:text-properties officeooo:rsid="0077b243"/>
    </style:style>
    <style:style style:name="T27" style:family="text">
      <style:text-properties style:font-name="Liberation Sans" fo:font-size="18pt" officeooo:rsid="0077b243" style:font-name-asian="Noto Sans CJK SC" style:font-size-asian="18pt" style:font-name-complex="Lohit Devanagari" style:font-size-complex="18pt"/>
    </style:style>
    <style:style style:name="T28" style:family="text">
      <style:text-properties fo:language="pt" fo:country="BR"/>
    </style:style>
    <style:style style:name="T29" style:family="text">
      <style:text-properties fo:language="pt" fo:country="BR" officeooo:rsid="0088428b"/>
    </style:style>
    <style:style style:name="T30" style:family="text">
      <style:text-properties fo:language="pt" fo:country="BR" officeooo:rsid="007f2c9c"/>
    </style:style>
    <style:style style:name="T31" style:family="text">
      <style:text-properties fo:language="pt" fo:country="BR" officeooo:rsid="00842cd1"/>
    </style:style>
    <style:style style:name="T32" style:family="text">
      <style:text-properties fo:language="pt" fo:country="BR" officeooo:rsid="00788dcd"/>
    </style:style>
    <style:style style:name="T33" style:family="text">
      <style:text-properties fo:language="pt" fo:country="BR" officeooo:rsid="00796e81"/>
    </style:style>
    <style:style style:name="T34" style:family="text">
      <style:text-properties fo:language="pt" fo:country="BR" officeooo:rsid="007a51e6"/>
    </style:style>
    <style:style style:name="T35" style:family="text">
      <style:text-properties fo:language="pt" fo:country="BR" officeooo:rsid="007a70e3"/>
    </style:style>
    <style:style style:name="T36" style:family="text">
      <style:text-properties fo:language="pt" fo:country="BR" officeooo:rsid="00839a24"/>
    </style:style>
    <style:style style:name="T37" style:family="text">
      <style:text-properties fo:language="pt" fo:country="BR" officeooo:rsid="007cb5ca"/>
    </style:style>
    <style:style style:name="T38" style:family="text">
      <style:text-properties fo:language="pt" fo:country="BR" officeooo:rsid="007d95ad"/>
    </style:style>
    <style:style style:name="T39" style:family="text">
      <style:text-properties fo:language="pt" fo:country="BR" officeooo:rsid="007edfdf"/>
    </style:style>
    <style:style style:name="T40" style:family="text">
      <style:text-properties fo:language="pt" fo:country="BR" officeooo:rsid="00867f51"/>
    </style:style>
    <style:style style:name="T41" style:family="text">
      <style:text-properties fo:language="pt" fo:country="BR" officeooo:rsid="00938ef7"/>
    </style:style>
    <style:style style:name="T42" style:family="text">
      <style:text-properties fo:language="pt" fo:country="BR" officeooo:rsid="0093e6ca"/>
    </style:style>
    <style:style style:name="T43" style:family="text">
      <style:text-properties fo:language="pt" fo:country="BR" officeooo:rsid="009c2dc9"/>
    </style:style>
    <style:style style:name="T44" style:family="text">
      <style:text-properties fo:language="pt" fo:country="BR" officeooo:rsid="009d1388"/>
    </style:style>
    <style:style style:name="T45" style:family="text">
      <style:text-properties fo:language="pt" fo:country="BR" officeooo:rsid="009ed403"/>
    </style:style>
    <style:style style:name="T46" style:family="text">
      <style:text-properties fo:language="pt" fo:country="BR" officeooo:rsid="00a0f2b0"/>
    </style:style>
    <style:style style:name="T47" style:family="text">
      <style:text-properties fo:language="pt" fo:country="BR" officeooo:rsid="00a12606"/>
    </style:style>
    <style:style style:name="T48" style:family="text">
      <style:text-properties fo:language="pt" fo:country="BR" officeooo:rsid="00a243cc"/>
    </style:style>
    <style:style style:name="T49" style:family="text">
      <style:text-properties fo:language="pt" fo:country="BR" officeooo:rsid="00a37bda"/>
    </style:style>
    <style:style style:name="T50" style:family="text">
      <style:text-properties fo:language="pt" fo:country="BR" officeooo:rsid="00a6de01"/>
    </style:style>
    <style:style style:name="T51" style:family="text">
      <style:text-properties fo:language="pt" fo:country="BR" officeooo:rsid="00ac6843"/>
    </style:style>
    <style:style style:name="T52" style:family="text">
      <style:text-properties fo:language="pt" fo:country="BR" officeooo:rsid="00aa953d"/>
    </style:style>
    <style:style style:name="T53" style:family="text">
      <style:text-properties fo:language="pt" fo:country="BR" officeooo:rsid="00ac7f21"/>
    </style:style>
    <style:style style:name="T54" style:family="text">
      <style:text-properties fo:language="pt" fo:country="BR" officeooo:rsid="00b2a355"/>
    </style:style>
    <style:style style:name="T55" style:family="text">
      <style:text-properties fo:language="pt" fo:country="BR" officeooo:rsid="00b3fa18"/>
    </style:style>
    <style:style style:name="T56" style:family="text">
      <style:text-properties fo:language="pt" fo:country="BR" officeooo:rsid="00b5359f"/>
    </style:style>
    <style:style style:name="T57" style:family="text">
      <style:text-properties fo:language="pt" fo:country="BR" officeooo:rsid="00b6cab8"/>
    </style:style>
    <style:style style:name="T58" style:family="text">
      <style:text-properties fo:language="pt" fo:country="BR" fo:font-weight="normal" style:font-weight-asian="normal" style:font-weight-complex="normal"/>
    </style:style>
    <style:style style:name="T59" style:family="text">
      <style:text-properties fo:language="pt" fo:country="BR" fo:font-weight="normal" officeooo:rsid="00b20e04" style:font-weight-asian="normal" style:font-weight-complex="normal"/>
    </style:style>
    <style:style style:name="T60" style:family="text">
      <style:text-properties fo:language="pt" fo:country="BR" fo:font-weight="normal" officeooo:rsid="00bd7fa8" style:font-weight-asian="normal" style:font-weight-complex="normal"/>
    </style:style>
    <style:style style:name="T61" style:family="text">
      <style:text-properties fo:language="pt" fo:country="BR" officeooo:rsid="00ad9f30"/>
    </style:style>
    <style:style style:name="T62" style:family="text">
      <style:text-properties fo:language="pt" fo:country="BR" officeooo:rsid="00ad80e9"/>
    </style:style>
    <style:style style:name="T63" style:family="text">
      <style:text-properties fo:language="pt" fo:country="BR" officeooo:rsid="00c9ef3c"/>
    </style:style>
    <style:style style:name="T64" style:family="text">
      <style:text-properties fo:font-size="10pt" fo:language="pt" fo:country="BR" officeooo:rsid="0088eb27" style:font-size-asian="10pt" style:font-size-complex="10pt"/>
    </style:style>
    <style:style style:name="T65" style:family="text">
      <style:text-properties fo:font-size="10pt" fo:language="pt" fo:country="BR" officeooo:rsid="008c0112" style:font-size-asian="10pt" style:font-size-complex="10pt"/>
    </style:style>
    <style:style style:name="T66" style:family="text">
      <style:text-properties fo:font-size="10pt" fo:language="pt" fo:country="BR" officeooo:rsid="008d2f69" style:font-size-asian="10pt" style:font-size-complex="10pt"/>
    </style:style>
    <style:style style:name="T67" style:family="text">
      <style:text-properties fo:font-size="10pt" fo:language="pt" fo:country="BR" officeooo:rsid="008d8751" style:font-size-asian="10pt" style:font-size-complex="10pt"/>
    </style:style>
    <style:style style:name="T68" style:family="text">
      <style:text-properties fo:font-size="10pt" fo:language="pt" fo:country="BR" officeooo:rsid="008ed98b" style:font-size-asian="10pt" style:font-size-complex="10pt"/>
    </style:style>
    <style:style style:name="T69" style:family="text">
      <style:text-properties fo:font-size="10pt" fo:language="pt" fo:country="BR" officeooo:rsid="0090af1c" style:font-size-asian="10pt" style:font-size-complex="10pt"/>
    </style:style>
    <style:style style:name="T70" style:family="text">
      <style:text-properties fo:font-size="10pt" fo:language="pt" fo:country="BR" officeooo:rsid="00921b49" style:font-size-asian="10pt" style:font-size-complex="10pt"/>
    </style:style>
    <style:style style:name="T71" style:family="text">
      <style:text-properties fo:font-size="10pt" fo:language="pt" fo:country="BR" officeooo:rsid="0092e5d6" style:font-size-asian="10pt" style:font-size-complex="10pt"/>
    </style:style>
    <style:style style:name="T72" style:family="text">
      <style:text-properties officeooo:rsid="00b6cab8"/>
    </style:style>
    <style:style style:name="T73" style:family="text">
      <style:text-properties officeooo:rsid="00b87b72"/>
    </style:style>
    <style:style style:name="T74" style:family="text">
      <style:text-properties officeooo:rsid="00b89513"/>
    </style:style>
    <style:style style:name="T75" style:family="text">
      <style:text-properties officeooo:rsid="00b9343e"/>
    </style:style>
    <style:style style:name="T76" style:family="text">
      <style:text-properties officeooo:rsid="00b9a176"/>
    </style:style>
    <style:style style:name="T77" style:family="text">
      <style:text-properties officeooo:rsid="00bcc2af"/>
    </style:style>
    <style:style style:name="T78" style:family="text">
      <style:text-properties officeooo:rsid="00bd7fa8"/>
    </style:style>
    <style:style style:name="T79" style:family="text">
      <style:text-properties fo:color="#cccccc" loext:opacity="100%"/>
    </style:style>
    <style:style style:name="T80" style:family="text">
      <style:text-properties fo:color="#cccccc" loext:opacity="100%" officeooo:rsid="007481fe"/>
    </style:style>
    <style:style style:name="T81" style:family="text">
      <style:text-properties fo:color="#cccccc" loext:opacity="100%" officeooo:rsid="003fb64a"/>
    </style:style>
    <style:style style:name="T82" style:family="text">
      <style:text-properties officeooo:rsid="00c42584"/>
    </style:style>
    <style:style style:name="T83" style:family="text">
      <style:text-properties officeooo:rsid="00c47f24"/>
    </style:style>
    <style:style style:name="T84" style:family="text">
      <style:text-properties officeooo:rsid="00c602b0"/>
    </style:style>
    <style:style style:name="T85" style:family="text">
      <style:text-properties officeooo:rsid="00c7d4a7"/>
    </style:style>
    <style:style style:name="T86" style:family="text">
      <style:text-properties officeooo:rsid="00c8f779"/>
    </style:style>
    <style:style style:name="T87" style:family="text">
      <style:text-properties officeooo:rsid="00c9ef3c"/>
    </style:style>
    <style:style style:name="T88" style:family="text">
      <style:text-properties officeooo:rsid="00cbde30"/>
    </style:style>
    <style:style style:name="T89" style:family="text">
      <style:text-properties officeooo:rsid="00cd2b6f"/>
    </style:style>
    <style:style style:name="T90" style:family="text">
      <style:text-properties officeooo:rsid="00cea9f6"/>
    </style:style>
    <style:style style:name="T91" style:family="text">
      <style:text-properties officeooo:rsid="00ceeada"/>
    </style:style>
    <style:style style:name="T92" style:family="text">
      <style:text-properties officeooo:rsid="00cfcc32"/>
    </style:style>
  </office:automatic-styles>
  <office:body>
    <office:text>
      <office:forms form:automatic-focus="false" form:apply-design-mode="false"/>
      <text:tracked-changes text:track-changes="false">
        <text:changed-region xml:id="ct94238125884224" text:id="ct94238125884224">
          <text:insertion>
            <office:change-info>
              <dc:creator>Autor desconhecido</dc:creator>
              <dc:date>2021-07-07T14:49:21</dc:date>
            </office:change-info>
          </text:insertion>
        </text:changed-region>
        <text:changed-region xml:id="ct94238125882784" text:id="ct94238125882784">
          <text:insertion>
            <office:change-info>
              <dc:creator>Autor desconhecido</dc:creator>
              <dc:date>2021-07-07T23:07:38</dc:date>
            </office:change-info>
          </text:insertion>
        </text:changed-region>
        <text:changed-region xml:id="ct94238125880640" text:id="ct94238125880640">
          <text:insertion>
            <office:change-info>
              <dc:creator>Autor desconhecido</dc:creator>
              <dc:date>2021-07-07T23:08:03</dc:date>
            </office:change-info>
          </text:insertion>
        </text:changed-region>
        <text:changed-region xml:id="ct94238245455312" text:id="ct94238245455312">
          <text:insertion>
            <office:change-info>
              <dc:creator>Autor desconhecido</dc:creator>
              <dc:date>2021-07-07T23:08:03</dc:date>
            </office:change-info>
          </text:insertion>
        </text:changed-region>
        <text:changed-region xml:id="ct94238125876384" text:id="ct94238125876384">
          <text:insertion>
            <office:change-info>
              <dc:creator>Autor desconhecido</dc:creator>
              <dc:date>2021-07-07T14:32: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Como programa<text:span text:style-name="T72">r</text:span> em linguagem Assembly</text:p>
      <text:p text:style-name="P58"><text:span text:style-name="T27">Lição</text:span> 2: <text:span text:style-name="T26">Modos de Endereçamento</text:span></text:p>
      <text:p text:style-name="P32">[<text:span text:style-name="T26">Slide Título</text:span>]</text:p>
      <text:p text:style-name="P33">Olá! Aqui é Matt Heffernan. Seja bem-vindo de volta ao meu canal. Este é o segundo episódio em minha série de episódios para aprender a programar na linguagem assembly 6502 para o Commander X16. Se você ainda não viu o primeiro vídeo e é novo em programação assembly para a família 6502 (ou qualquer tipo de processador), recomendo fortemente voltar para o primeiro episódio que explica todo o básico que você precisa saber. Este episódio será sobre modos de endereçamento, que eu falei brevemente antes, e vou expandir o que começamos lá. Então por favor, volte ao meu canal (e não esqueça de se inscrever!) e cheque aquele episódio se você ainda não está pronto para iniciar daqui.</text:p>
      <text:p text:style-name="P33">[Slide 2: Mapa da Memória]</text:p>
      <text:p text:style-name="P15"><text:span text:style-name="T28">Antes de entrarmos nos diferentes modos de endereçamento, vamos dar uma olhada no mapa de memória do Commander X16 e como ele é manipulado pelo 65C02. Como em qualquer sistema baseado no 6502, o X16 tem um espaço de endereço de 16 bits, isso significa que há 64 kilobytes de memória diretamente endereçáveis, com endereços do zero ao hexadecimal FFFF, ou em decimal 65535. Aqueles primeiros 256 bytes, do zero ao 00</text:span><text:span text:style-name="T32">F</text:span><text:span text:style-name="T28">F é a página zero, que discutiremos no último episódio, </text:span><text:span text:style-name="T32">porque</text:span><text:span text:style-name="T28"> o byte mais significativo do </text:span><text:span text:style-name="T32">endereço para aquele intervalo é zero.</text:span></text:p>
      <text:p text:style-name="P35">A próxima página de memória, do hexadecimal 0100 ao hexadecimal 01FF é reservado para pilha, com o registrador de ponteiro de pilha referindo para o byte menos significativo do endereço do topo atual da pilha. Como o dado é empurrado para a pilha, o ponteiro da pilha desce, transbordando se for té zero, significando que o topo da pilha é o hexadecimal 0100, e nada mais é empurrado para lá. O 6502 não suporte aumento da pilha na página zero. </text:p>
      <text:p text:style-name="P35">As próximas seis páginas, do hexadecimal 0200 até 07FF são RAM reservada para uso pelo interpretador BASIC e o Kernal. Alguns dados podem ser colocados lá pelo seu programa se você tiver um cuidado extra.</text:p>
      <text:p text:style-name="P16"><text:span text:style-name="T28">As próximas 151 páginas, do hexadecimal 0800 até o hexadecimal 9EFF é </text:span><text:span text:style-name="T33">a RAM para programas BASIC, onde carregamos nosso código no episódio anterior. Como vimos lá, havia uma única linha BASIC fazendo uma chamada SYS parar iniciar nosso código de máquina. Se fôssemos programar em BASIC, o código tokenizado deveria iniciar no hexadecimal 0801 e poderia crescer até 38655 bytes. Soa familiar? É o </text:span><text:span text:style-name="T34">que </text:span><text:span text:style-name="T33">diz a tela inicial do X16.</text:span></text:p>
      <text:p text:style-name="P36">A próxima página, do hexadecimal 9F00 até 9FFF não é <text:s/>memória de forma alguma, mas é mapeado para dispositivos de entrada e saídad, como o chip de som e vídeo VERA e os controladores VIA. Veremos como usar estes endereços em um vídeo <text:s/>posterior. Esteja avisado que por enquanto não usaremos nenhum destes espaços para armazenar dados.</text:p>
      <text:p text:style-name="P17"><text:span text:style-name="T34">Então as próximas 32 páginas, do hexadecimal A000 </text:span><text:span text:style-name="T35">até o hexadecimal BFFF é a janela de RAM armazenada. É lá que você pode armazenar até 512 kilobytes de dados através de 64 bancos de RAM. Vamos falar disso em outro episódio, também.</text:span></text:p>
      <text:p text:style-name="P37">As últimas 64 páginas, do hexadecimal C000 até o hexadecimal FFFF é a área de armazenamento da ROM, onde coisas como o interpretador BASIC e o código de máquina do Kernal estão armazenados, juntamente com outros dados necessários para exexcutá-los. Como é uma memória somente de leitura, não podemos escrever nenhum dado ali, mas podemos executar os dados e o código que estão lá, e vamos precisar quando formos chamar funções do Kernal. Você adivinhou, isso será em outro episódio, também.</text:p>
      <text:p text:style-name="P47"/>
      <text:p text:style-name="P55">[Corta para o Slide 3 – Opcode/revisão de modo de endereçamento]</text:p>
      <text:p text:style-name="P18"><text:span text:style-name="T28">No último episódio conversamos sobre como as instruções são formatadas. Na linguagem assembly, você tem mnemônicos ded três letras, seguidos pelo operando. A sintaxe do operando depende do modo de endereçamento que você está usando. Cada mnemônico de instrução é traduzido para um co</text:span><text:span text:style-name="T36">n</text:span><text:span text:style-name="T28">junto de opcodes, com o assembler selecionando o único que combina com o modo de endereçamento que você está usando depois dele. </text:span><text:span text:style-name="T37">Se a instrução não suporta o modo de endereçamento do operando, o assembler reportará um erro. Se você for ao repositório do GitHub para este tutorial </text:span><text:span text:style-name="T38">que eu linkei na desc</text:span><text:span text:style-name="T36">r</text:span><text:span text:style-name="T38">ição, vo</text:span><text:span text:style-name="T36">cê</text:span><text:span text:style-name="T38"> encontrará alguns links para referências que te mostram quais modos de operação estão disponíveis para quais instruções para o 65C02. Neste episódio, iremos </text:span><text:span text:style-name="T36">discorrer </text:span><text:span text:style-name="T38">sobre cada um destes modos de endereçamento, e algumas instruções com que elas são usadas.</text:span></text:p>
      <text:p text:style-name="P38">[Corte para Slide 4 – Imediato]</text:p>
      <text:p text:style-name="P19"><text:span text:style-name="T28">O primeiro modo de endereçamento que </text:span><text:span text:style-name="T39">examinamos no primeiro episódio foi o modo imediato, que é denotado na linguagem assembly com o símbolo ded hash no começo do operando. Isto significa que um valor codificado será usado para o operando, em vez de um endereço para onde o dado estará. Como este modo somente pode ser usado para ler um valor, ele é usado somente por instruções que carregam dado para os registradores, como LDA, para fazer alguns tipos de aritmética, ou comparar um valor com o conteúdo de um registador.</text:span></text:p>
      <text:p text:style-name="P13"><text:span text:style-name="T30">[Cort</text:span><text:span text:style-name="T31">e</text:span><text:span text:style-name="T30"> para Slide 5 – Implícito]</text:span></text:p>
      <text:p text:style-name="P39">O próximo modo que usamos em nosso primeiro programa foi o modo implícito, que pode ser usado para instruções que têm apenas um opcode que não precisa de operando, ou para instruções, como INC, que podem ser usadas sem um operando para operar no acumulador. de um endereço de memória. Em ambos os casos, as instruções implícitas ocupam apenas bytes únicos na memória apenas para seus opcodes.</text:p>
      <text:p text:style-name="P40">[Corte para Slide 6 – absoluto]</text:p>
      <text:p text:style-name="P20"><text:span text:style-name="T28">O último modo que vimos em nosso primeiro programa foi o modo absoluto, onde um endereço completo de 16 bits é usado como um operando. Em vez de o valor ser codificado como no modo Imediato, no modo Absoluto o endereço é codificado permanentemente, enquanto os dados acessados podem ser alterados. O modo absoluto também é usado para mudar o fluxo de um programa, saltando para um novo endereço no código em vez de continuar para a próxima instrução ao carregar este endereço dentro do Contador de Programa. Na linguagem assembly, o modo absoluto é denotado por ter apenas um número de 16 bits como um operando. </text:span><text:span text:style-name="T40">A</text:span><text:span text:style-name="T28"> menos que esse número seja menor que hex 100 ou decimal 256, caso em que você está especificando...</text:span></text:p>
      <text:p text:style-name="P41">[Corte para Slide 7 – ZP]</text:p>
      <text:p text:style-name="P12"><text:span text:style-name="T28">Modo Zero Page (Página Zero). Funciona da mesma maneira que o modo absoluto, exceto que o endereço pode encaixar em um operando de 8 bits simples. A maioria das instruções que suportam modo absoluto também suportam modo de página zero, mas no último caso é mais eficiente. Primeiro, porque o operando é apenas um byte em vez de dois, ocupando menos memória como uma instrução. </text:span><text:span text:style-name="T29">Segundo, como requer menos ciclos para ler a instrução, ela executa mais rápido. Isto significa que desempenho pode ser ganha pegando valores chaves na página zero para rápido acesso quando tempo é crítico.</text:span></text:p>
      <text:p text:style-name="P42">[Corte para Slide 8 – Indexado]</text:p>
      <text:p text:style-name="P49"><text:span text:style-name="T64">Muitas vezes, o endereço real que seu programa precisa acessar é determinado em tempo de execução, você não pode simplesmente codificar o endereço ao escrevê-lo. É aqui que entram os registradores de índice, X e Y. Os valores nesses registradores podem ser adicionados a um endereço base em tempo de execução para calcular o endereço de destino. </text:span><text:span text:style-name="T65">Há quatro modos distintos <text:s/>de endereçamento que são indexados dessa maneira: Absoluto indexado com X, Absoluto indexado com Y, Página Zero indexado com X, Página Zero indexado com Y. </text:span><text:span text:style-name="T66">Os</text:span><text:span text:style-name="T65"> quatro são usados por múltiplas instruções, cada uma usando um único opcode. Na linguagem assembly, </text:span><text:span text:style-name="T66">este modo é denotado por acrescentar um “vírgula X” ou um “vírgula Y” a um endereço, que pode tanto ser um endereço absoluto de 16 bits ou um endereço de 8 bits da página zero que está abaixo do hexadecimal 100 ou do decimal 256. Em todos os casos, o endereço base de um ou dois bytes é o operando do código de máquina, e o opcode dirá ao processador quantos bytes tem no endereço base e qual registrador de índice será adicionado a ele. Estes modos são comumente usados em laços onde você tem que repetir em um array, ou onde você precisa ter acesso a u único elemento no array, e você carrega o índice que está acessando em um dos registradores de índice. Ter tanto X e Y disponíveis significa que você pode manter índices em dois arrays ao mesmo tempo, o que vem a calhar quando você está fazendo coisas como laços aninhados ou copiando blocos de dados.</text:span></text:p>
      <text:p text:style-name="P56">[Corte para Slide 9 – Indireto]</text:p>
      <text:p text:style-name="P50"><text:span text:style-name="T67">Se programou em C, você já está familiarizado com o conceito de ponteiro para um ponteiro, que é usado na função main para apresentar os argumentos da linha de comando como um array de strings. Em assembly, podemos fazer algo similar ao ter um operando que é um endereço de outro endereço que é armazenado em algum lugar na memória. Isto é endereçamento indireto, que </text:span><text:span text:style-name="T68">são dois modos distintos para o 6502: Absoluto indireto e Página zero indireto. Para este modo, presume-se que seja armazenado um endereço de 16 bits em algum lugar na memória em dois bytes contíguos. O endereço do primeiro byte do endereço armazenado (e, </text:span><text:span text:style-name="T69">como estamos falando do 6502 little-endian, este é o byte menos significativo do endereço) é colocado dentro de parênteses para o operando da linguagem assembly. Se o endereço nos parênteses está abaixo do hexadecimal 100 ou decimal 256, </text:span><text:span text:style-name="T70">Isto é Página zero indireto, de outra forma é Absoluto indireto. O 65C02 introduziu o modo Página zero indireto </text:span><text:span text:style-name="T71">em</text:span><text:span text:style-name="T70"> muitas instruções, </text:span><text:span text:style-name="T71">pois esse</text:span><text:span text:style-name="T70"> modo não estava disponível para </text:span><text:span text:style-name="T71">nenhuma </text:span><text:span text:style-name="T70">instruçã</text:span><text:span text:style-name="T71">o no 6502 original. Absoluto indireto é somente disponível para uma instrução JMP, ou Jump (salto), que não suporta Página zero indireto mesmo no 65C02. Um salto indireto é útil quando você tem uma tabela de salto em um local fixo no local fixado onde o endereço de destino armazenado está sujeito a alteração. Vermos mais sobre isso em um episódio posterior. </text:span></text:p>
      <text:p text:style-name="P43">[Corta para Slide 10 – Página Zero Indireto]</text:p>
      <text:p text:style-name="P21"><text:span text:style-name="T28">Frequentemente, quando você tem um array de endereços, é uma boa ideia colocá-lo na Página zero, onde você tem a habilidade para indexá-la rapidamente usando um modo de endereçamento especial chamada de Página Zero Indireto. Este modo requer você usar o registrador X para prover um deslocamento (geralmente em múltiplos de 2) em um desses arrays. Então esta instrução fará o processador adicionar o valor no X para o endereço da Página Zero no operando, e então acessa o dado do endereço armazen</text:span><text:span text:style-name="T41">a</text:span><text:span text:style-name="T28">do ali. É um pouco complicado de explicar, mas veremos um exemplo concreto disso mais tarde.</text:span></text:p>
      <text:p text:style-name="P44">[Corta para o Slide 11 – Absoluto Indexado Indireto]</text:p>
      <text:p text:style-name="P44">O único caso onde você precisa ter um array de endereços for a da página zero é para uma tabela de saltos. A instrução JMP sozinha pode usar o modo Absoluto Indexado Indireto, e você não pode usar o modo Absoluto Indexado Indireto para um salto, mas de outra forma os dois modos trabalham e parecem o mesmo em código assembly, mas infelizmente não está disponível para processadores 6502 recentes.</text:p>
      <text:p text:style-name="P22"><text:span text:style-name="T28">[Corta para o Slide 1</text:span><text:span text:style-name="T42">2</text:span><text:span text:style-name="T28"> – </text:span><text:span text:style-name="T42">Página Zero </text:span><text:span text:style-name="T28">Indireto Indexado </text:span><text:span text:style-name="T42">com Y</text:span><text:span text:style-name="T28">]</text:span></text:p>
      <text:p text:style-name="P23"><text:span text:style-name="T28">Enquanto os dois últimos modos exigem que você use X, há outro que exige que você use Y, e na verdade, é mais usado com mais frequência. O modo de Página Zero Indireto Indexado com Y </text:span><text:span text:style-name="T43">(essa foi grand!) é o único meio disponível para armazenar o endereço de base de um array na memória em outro local, em seguida, indexar ou iterar por meio dele, da maneira como os modos de indexação direta funcionam com um endereço de base embutida em código. Para este modo, você precisa ter um endereço simples de 16 bits armazenado em dois <text:s/>bytes consecutivos da Página Zero. O processador adicionará o valor em Y ao endereço que ele encontrar lá, e o usa para acessar o dado requerido. Obviamente, seria mais rápido usar um modo indexado absoluto se o seu código fosse sempre indexado no mesmo array, mas se o seu código for genérico o suficiente para trabalhar com diferentes arrays na memória, esta é sua melhor opção para ter um array mais compacto e código reutilizável.</text:span><text:span text:style-name="T44"> </text:span><text:span text:style-name="T45">Isto também pode ser um pouco difícil para compreender, então veremos um exemplo mais concreto disto mais tarde.</text:span></text:p>
      <text:p text:style-name="P30">[Corte para o Slide 13 – Relativo] </text:p>
      <text:p text:style-name="P45">Finalmente há o modo de endereçamento Relativo, também conhecido como o modo que não queremos lidar neste episódio. Este modo é usado somente para ramificação, e será coberto neste momento. Em poucas palavras, ele usa um operando de byte simples com sinal que indica um deslocamento relativo para o Contador de Programa atual. Isto significa que, como está usando um deslocamento de 8 bits, ele está limitado a um intervalo de 12 negativo a 127 positivo, que significa que os ramos precisam estar em locais relativamente próximos. Veremos isto com mais profundidade no episódio de ramificação.</text:p>
      <text:p text:style-name="P51"/>
      <text:p text:style-name="P57">[Corta para o Slide 14 – Programa exemplo, parte 1]</text:p>
      <text:p text:style-name="P24"><text:span text:style-name="T46">Por enquanto, vamos criar um programa que usa todo o resto destes modos variados de endereçamento. Ele não será um programa terrivelmente útil, </text:span><text:span text:style-name="T47">exceto</text:span><text:span text:style-name="T46"> para propósito</text:span><text:span text:style-name="T47">s</text:span><text:span text:style-name="T46"> educaciona</text:span><text:span text:style-name="T47">is. Antes de continuar codificando quaisquer instruções, precisamos configurar como nosso dados serão estruturados. Primeiro a Página zero, onde precisamos </text:span><text:span text:style-name="T48">ter </text:span><text:span text:style-name="T47">endereços e dados regulares a ser</text:span><text:span text:style-name="T48">em</text:span><text:span text:style-name="T47"> armazenados. </text:span><text:span text:style-name="T48">A maneira mais fácil que temos para fazer isto é definir algumas constantes para nossos principais endereços de Página Zero. Para o assembler ca65, isso é feito usando um nome seguido de sinal de igual seguido por uma expressão numérica. Para estas constantes, <text:s/></text:span><text:span text:style-name="T49">usaremos apenas números simples. </text:span><text:span text:style-name="T50">Para endereços da Página Zero, queremos ter a certeza que não estamos pisando em nada reservado para outros usos, então nós começaremos com o hexadecimal 30. Isto é porque o X16 usa o primeiro byte na Página Zero, endereço zero, parar mudança de bancos de RAM. Os próximos 32 bytes são usados pelo Kernal como uma espécie de interface de 16 bits que veremos em outro episódio. Então, o espaço de usuário real na Página Zero inicia no hexadecimal 22 e vai apenas até o hexadecimal 7F. O hexadecimal 80 e acima é usado pelo interpretador BASIC e pelo Kernal parar propósitos internos, então menos da metade está disponível para uso seguro pelo seu programa. Para começarmos com um bom número redondo, estamos usando o hexadecimal 30.</text:span></text:p>
      <text:p text:style-name="P14"><text:span text:style-name="T28">Aqui vamos armazenar uma tabela de ende</text:span><text:span text:style-name="T51">r</text:span><text:span text:style-name="T28">eços de duas entradas, com ZP_PTR_1 apontando para a primeira entrada e ZP_PTR_2 apontando para a segunda, no hexadecimal 32. Então vamos ter um pequeno array “</text:span><text:span text:style-name="T63">data”</text:span><text:span text:style-name="T28"> iniciando no hexadecimal 34, que vamos chamar ZP_DATA. O resto dos dados estarão sentados no restante do nosso código na parte principal da RAM.</text:span></text:p>
      <text:p text:style-name="P25"><text:span text:style-name="T52">Podemos evitar que o processador tente interpretar os dados como instruções pulando sobre eles. Você pode lembra no episódio anterior que criamos um rótulo com o nome “start” no início de nosso código. </text:span><text:span text:style-name="T51">Vamos manter isso em nosso programa, mas em vez de estar no começo da memória de nosso programa, ele estará no começo do nosso código executável. Desta vez, no começo nós teremos apenas uma única instrução, JMP start. Isto significa que quando este programa executar, imediatamente ele saltará parar o código com o rótulo start, desviando o bloco de dados que estamos definindo imediatamente abaixo Mesmo que não vejamos um número nesta instrução de salto, ela usará o modo de endereçamento absoluto para salto e o montador irá calcular automaticamente o endereço de “</text:span><text:span text:style-name="T53">start</text:span><text:span text:style-name="T51">” e usá-</text:span><text:span text:style-name="T53">lo</text:span><text:span text:style-name="T51"> como o operando no código de máquina. </text:span><text:span text:style-name="T53">Desta maneira, não temos o código do endereço em nosso assembly. Se algo tem um endereço dentro de nosso código, você quer fazer uso de rótulos em vez de tentar calcular para onde aqueles endereços irão. Deixe o assembler fazer o trabalho! Se você precisar acessar algo fora do seu código, como um local da Página Zero ou algo na ROM ou no banco de RAM, então você quer usar constantes parar definir estes endereços, pois também estão sujeitos a alterações.</text:span></text:p>
      <text:p text:style-name="P25"><text:span text:style-name="T53">Você também notará um ponto e vírgula depois da instrução, seguido pela palavra “absoluto”. Este é um comentário, e é ignorado pelo assembler ca65. Colocarei comentários depois de cada instrução para nomear o modo de endereçamento que está sendo usado. Você pode usa comentários em qualquer lugar </text:span><text:span text:style-name="T62">do seu código que quiser, ou mesmo não, de fato, se quiser ser… misterioso.</text:span></text:p>
      <text:p text:style-name="P26"><text:span text:style-name="T28">Então, entre a instruçõ jump e o rótulo “start”, vamos definir algum dado com valores iniciais. Faremos isso no ca65 com Comandos Controle, como .bytem que reserva espaço para um byte de dado com valor inicial que será colocado no arquivo de nosso programa. Desta maneira, quando nosso programa é carregado, este valor inicial de dado será carregado. Você pode definir vários bytes em uma fila tendo uma lista de valores iniciais separados por vírgula, como nós vemos aqui. Nosso primeiro comando .byte tem 8 valores hexadecimais, </text:span><text:span text:style-name="T61">então estes oito valores serão colocados no arquivo de nosso programa logo depois da função jump. Você também pode perceber que precedemos estes 8 bytes com rótulo criativamente nomeado de “data”, e nós veremos como podemos indexar dentro dele usando alguns modos de endereçamento que vimos mais cedo.</text:span></text:p>
      <text:p text:style-name="P52">Então nós temos outro array que rotulamos “results”, mas como você pode ver este contém apenas três bytes e agora eles são todos zero. É aí que onde vamos armazenar – você adivinhou! - os resultados do nosso programa. Como fizemos no último episódio, podemos usar o depurador para ver se escrevemos os valores corretos com sucesso na RAM. Ou se estivéssemos executando em um X16 real, teríamos que fazer um comando PRINT-PEEK novamente, mas desta vez precisaríamos olhar a lista do programa para ver qual endereço o montador colocou o array “results”.</text:p>
      <text:p text:style-name="P27">Agora que temos este bloco de dados definido, estamos prontos para iniciar nosso código – no rótulo “start”.</text:p>
      <text:p text:style-name="P46">[Corta para o Slide 15 – Programa Exemplo, parte 2]</text:p>
      <text:p text:style-name="P28"><text:span text:style-name="T58">O que queremos fazer primeiro é copiar alguns bytes do aray de “dados” para o aray ZP_DATA na página Zero. Como sabemos que nosso programa inicia no hexadecimal 080D, qualquer coisa <text:s/>que colocarmos ná, instruções ou dados, não estarão na página zero. Tudo isso exigirá endereçamento absoluto, portanto, mover alguns dos dados para a página zero junto com alguns dos </text:span><text:span text:style-name="T60">códigos </text:span><text:span text:style-name="T58"><text:s/>de execução mais rápida, aproveitando os modos de endereçamento que usam a Página Zero. </text:span><text:span text:style-name="T59">Começaremos com a maneira mais simples de copiar dados, com um LDA, usando endereçamento absoluto para carregar o primeiro byte do array de “dados” em A então agora ambos tem o valor hexadecimal 01. Então os armazenamos no iníci</text:span><text:span text:style-name="T60">o</text:span><text:span text:style-name="T59"> de ZP_DATA com STA usando o modo Página Zero.</text:span></text:p>
      <text:p text:style-name="P29"><text:span text:style-name="T28">Após isso, </text:span><text:span text:style-name="T54">movemos para o próximo byte. <text:s/></text:span><text:span text:style-name="T55">Desta vez, usaremos indexação para pegar o dado que precisamos. Primeiro, usamos LDX com o modo imediato para carregar o registrador X com o valor 1. então usamos LDA com o modo Absoluto Indexado com X </text:span><text:span text:style-name="T56">para colocar o próximo byte do “dado” em A, seguido por um STA com o modo Página Zero Indexado com X para copiá-lo </text:span><text:span text:style-name="T57">para o próximo byte em ZP_DATA, então agora os dois bytes de ambos os arrays combinam, com o os valores hexadecimais 01 e 23.</text:span></text:p>
      <text:p text:style-name="P34">Para copiar o terceiro byte, nós iremos chavear para usar Y para nosso índice.. <text:span text:style-name="T73">Isto significa que precisamos ter o valor 2 carregado em Y, </text:span><text:span text:style-name="T74">mas antes de de fazer isso diretamente com </text:span><text:span text:style-name="T75">um</text:span><text:span text:style-name="T74">a instrução LDY Imediato, </text:span><text:span text:style-name="T75">usaremos três instruções </text:span><text:span text:style-name="T76">utilizando o modo de endereçamento Implícito para isso. Primeiro usamos a instrução TXA para transferir o valor do registrador X para A, que sabemos ainda é 1. então, transferimos este valor para o registrador Y com a instrução TAY. Infelizmente, não há tal instrução como TXY para transferir diretamente entre os registradores de índice. Você terá que usar tanto o Acumulador, como fizemos aqui, ou a RAM como um intermediário. Finalmente, usamos a instrução INY para incrementar o valor em Y, então finalmente agora é 2.</text:span></text:p>
      <text:p text:style-name="P48">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1">TAY instruction. Unfortunately, there is </text:span><text:span text:style-name="T13">no </text:span><text:span text:style-name="T1">such instruction as TXY to transfer directly between the index registers. You are going to have to use either the Accumulator, as we did here, or RAM as a go-between. Finally, we use the INY instruction to increment the value in Y, so now it’s finally 2.</text:span></text:p>
      <text:p text:style-name="P60"><text:change-start text:change-id="ct94238125884224"/>Agora, como fizemos com o último byte, vamos usar os modos indexados para copiar<text:change-end text:change-id="ct94238125884224"/><text:change-start text:change-id="ct94238125882784"/> <text:span text:style-name="T77">o terceiro byte (que é o hex</text:span><text:change-end text:change-id="ct94238125882784"/><text:change-start text:change-id="ct94238125880640"/><text:span text:style-name="T77">adecimal 45), mas com os modos usando Y. </text:span><text:change-end text:change-id="ct94238125880640"/><text:span text:style-name="T78">Cla</text:span><text:change-start text:change-id="ct94238245455312"/><text:span text:style-name="T77">ro, nenhum destes foi eficiente. </text:span><text:change-end text:change-id="ct94238245455312"/><text:span text:style-name="T77">Devíamos ter ficado com apenas um registrador de índice e feito isso em um loop, mas isso era apenas para mostrar a você como fazer isso usando todos os 8 desses modos de endereçamento. Além disso, looping e branching será um episódio posterior. O importante a observar é que, embora usemos os mnemônicos LDA e STA três vezes cada para essas instruções, cada instância usará um opcode exclusivo porque todos têm modos de endereçamento diferentes.</text:span><text:change-start text:change-id="ct94238125876384"/></text:p>
      <text:p text:style-name="P31"><text:change-end text:change-id="ct94238125876384"/><text:span text:style-name="T79">Now, just as we did with last byte, we are going to use Indexed modes to copy the third byte </text:span><text:span text:style-name="T80">(which in hex 45)</text:span><text:span text:style-name="T79">,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span></text:p>
      <text:p text:style-name="P65">[ Corta para o Slide 16 – Programa Exemplo, parte 3 ]</text:p>
      <text:p text:style-name="P66">[ Cut to slide 16 – Example program, part 3]</text:p>
      <text:p text:style-name="P61">Agora vamos configurar a tabela de endereço na página zero. Primeiro, vamos configurar ZP_PTR_1 para o endereço do array de “dados”. Sendo este um 6502, temos que fazer um byte por vez. Já usamos o rótulo “data” para pegar um endereço absoluto, mas também podemos usá-lo par pegar um valor imediato que podemos copiar. Também queremos o byte menos significativo daquele endereço para vir primeiro, então podemos usar o símbolo “menor que” para dizer ao ca65 para usar <text:span text:style-name="T82">byte menos significativo do endereço do “dado”. O hash antes dele denota o modo Imediato, naturalmente, </text:span><text:span text:style-name="T83">e depois desta primeira instrução LDA, A terá o byte menos significativo, que armazenamos em ZP_PTR_1. Agora, querermos o byte mais significativo daquele endereço para ir para a próxima localização na página zero, que seria o hexadecimal 31. </text:span><text:span text:style-name="T84">Não queremos codificar este endereço, </text:span><text:span text:style-name="T85">qualquer, então podemos usar um endereço calculado para isto. Simplesmente dissemos ao assembler para adicionar 1 à constante ZP_PTR_1 e usá-lo como um endereço da Página Zero para a instrução STA. Claro, antes disso precisamos carregar A com aquele byte mais significativo do endereço, que podemos pegar usando o sinal de “maior que”. Se simplesmente tentamos fazer </text:span><text:span text:style-name="T86">uma carga imediata de dados sem o sinal de “menor que” ou “maior que”, apenas dados hash, o assembler reportaria um erro como você tentaria usar um valor maior que o hexadecimal FF ou decimal 255 como um valor imediato, e que simplesmente não caberia em um único byte.</text:span></text:p>
      <text:p text:style-name="P1"><text:span text:style-name="T81">Now we want to setup the address table on the zero page. 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address,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62">Então, configuramos ZP_PTR_2 de maneira similar para pegar <text:s/>um deslocamento de 4 bytes dentro do array <text:s/>“da<text:span text:style-name="T87">ta</text:span>”. <text:span text:style-name="T88">Fazemos isso com uma expressão matemática, como quando tínhamos um “mais um” para endereços abaixo da Página Zero, mas desta vez com um valor imediato que também é parte de um endereço de 16 bits. Então, usamos a expressão “dado-mais-4” para calcular o endereço que queremos, </text:span><text:span text:style-name="T89">então o colocamos entre parênteses depois do símbolo “menor que” para pegar o byte menos significativo </text:span><text:span text:style-name="T90">daquele endereço calculado. Agora carregamos isto em A como um valor imediato que deixamos o assembler calcular para nós. Armazenamos este byte menos significativo no ZP_PTR_</text:span><text:span text:style-name="T91">2</text:span><text:span text:style-name="T90"> e então fazemos </text:span><text:span text:style-name="T91">outro par “carrega-amazena” para pegar o byte mais significativo do endererço. Agora temos dois endereços armazenados continuamente em quatro bytes na Página Zero.</text:span></text:p>
      <text:p text:style-name="P67"><text:span text:style-name="T15">Then, we set up ZP_PTR_2 in a similar way </text:span><text:span text:style-name="T14">to</text:span><text:span text:style-name="T15"> get an offset of 4 bytes into the “data” array. We do this with an arithmetic expression, just like when we had a plus-one for a zero page address above, but this time with an immediate value that is also part of a 16-bit address. </text:span><text:span text:style-name="T2">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72">[Corta para o Slide 17 – programa exemplo, parte 4] </text:p>
      <text:p text:style-name="P68"><text:span text:style-name="T2">[Cut to slide 17 – example program, part </text:span><text:span text:style-name="T12">4</text:span><text:span text:style-name="T2">]</text:span></text:p>
      <text:p text:style-name="P63">Agora usaremos esta tabela de endereços Página Zero para acessar o array “data” indiretamente. Podemos acessar o primeiro byte com uma simples carga indireta de dados de ZP_PTR_1 sem indexação. <text:span text:style-name="T92">Então o armazenamos no primeiro byte do array “results” com uma endereço simples absoluto. Em vez de usar uma carga indireta de ZP_PTR_2, incrementamos X para torná-lo 2 e, em seguida, usamos isso como um índice na tabela de endereço de página zero, permitindo que o processador adicione o valor em X (que é 2) ao endereço de ZP_PTR_1 (que é o hexadecimal 30) e, em seguida, use esse endereço (32 ou ZP_PTR_2) para fazer uma carga indireta. Isto deve carregar A com oquinto byte no array, que é o hexadecimal 89, e armazena-o no segundo byte no array “results” calculando este endereço com um simples “mais um”.</text:span></text:p>
      <text:p text:style-name="P69">Now we are going to use this zero page address table to access the “data” array indirectly. <text:span text:style-name="T3">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64">A seguir voltamos a usar o endereço em ZP_PTR_1, mas então indexando-o com Y, que também tem o valor 2 agora. Isto significa que ao fazer uma carga Indireta indexada com Y trará o terceiro byte no array “data”, que é o hexadecimal 45, que então armazenamos no terceiro byte do array “results” com um indexado absoluto com Y, usando o mesmo registrador de índice para ambos os arrays.</text:p>
      <text:p text:style-name="P70"><text:span text:style-name="T18">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text:span><text:span text:style-name="T16">n</text:span><text:span text:style-name="T18"> </text:span><text:span text:style-name="T17">absolute indexed with Y, using the same index register for both arrays</text:span><text:span text:style-name="T18">.</text:span></text:p>
      <text:p text:style-name="P64">Então agora temos os três primeiros bytes do array “data” copiado para a Página Zero começando no ZP_DATA, e o primeiro, quinto e terceiro bytes (nesta ordem) copiado para o array “results”. Como eu disse mais cedo, podemos verificar isto facilmente com o depurador embutido do emulador.</text:p>
      <text:p text:style-name="P71">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64">[Corta para o Slided 18 – programa exemplo, parte 5]</text:p>
      <text:p text:style-name="P71">[Cut to slide 18 – example program, part <text:span text:style-name="T12">5</text:span>]</text:p>
      <text:p text:style-name="P2">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2">First, we are going to do a simple Absolute Indirect jump by storing our intended destination labeled “lookup” at a location labeled “lookup_ptr”. Then we use that stored pointer by placing “lookup_ptr” inside parentheses after the JMP mnemonic. This will make the processor fetch the address of “lookup” from “lookup_ptr” and then jump there.</text:p>
      <text:p text:style-name="P2">As you can see, we placed “lookup” after “lookup_ptr” in our program, so we <text:span text:style-name="T4">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3">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5">going to return back to the BASIC interpreter and our program is done!</text:span></text:p>
      <text:p text:style-name="P4">So, let’s take a look at this code in our text editor.</text:p>
      <text:p text:style-name="P53">[Cut to Atom]</text:p>
      <text:p text:style-name="P4">We’re going to be using Atom again, as you can see here it can provide some nice syntax highlighting if you have the right add-on package set up, but you can use whatever text editor you prefer. If you’re an emacs person, you do you. <text:span text:style-name="T19">But if you want to try the Atom pa</text:span><text:span text:style-name="T20">cka</text:span><text:span text:style-name="T19">ge that gives you this highlighting, you can find the link at this tutorial’s repo linked in the description below.</text:span></text:p>
      <text:p text:style-name="P4">Again, at the top we see the same boilerplate as last time starting our code at hex 080D. <text:span text:style-name="T6">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5">[Cut to terminal]</text:p>
      <text:p text:style-name="P6">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7">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54">[Cut to emulator]</text:p>
      <text:p text:style-name="P7"><text:span text:style-name="T7">Let’s load our program into RAM with a LOAD “MEMORY.PRG”. Now, if we open the debugger by hitting F12, we can take a look at the state of RAM before we run. </text:span><text:span text:style-name="T8">Right away, we can see that the zero page is all zeroes through hex 80, which </text:span><text:span text:style-name="T25">begins</text:span><text:span text:style-name="T8">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8">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9">and now we see the two addresses we put there followed by the first three bytes of the “data” array: hex 01, 23 and 45.</text:span></text:p>
      <text:p text:style-name="P9">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9">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text:span text:style-name="T21">are displayed</text:span>, which is nice to have while you are debugging.</text:p>
      <text:p text:style-name="P9">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10">To step to the next instruction, we hit F11. Yep, we jumped right ahead to hex 81B, which is “start”. If we went back to the machine code listing, we could verify that.</text:span></text:p>
      <text:p text:style-name="P10"><text:span text:style-name="T10">Now we know this first part of the program is working, so we’re going to keep stepping until we get to the next jump. Ok, now that we’re there we can see that the </text:span><text:span text:style-name="T22">simple</text:span><text:span text:style-name="T10">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span></text:p>
      <text:p text:style-name="P11">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11">And now we’re back to the BASIC prompt again, and our program is done, as is this lesson! I hope you learned a bit about how all these addressing modes worked. If <text:span text:style-name="T23">I</text:span> went through <text:span text:style-name="T23">it </text:span>a bit fast for you, please go ahead and check out the slides and the script of this video right in the GitHub repo linked below. The code and all the materials will be in the Lesson2 subdirectory.</text:p>
      <text:p text:style-name="P11">I also hope that you check out the next episode in this series, and the best way to make sure you don’t miss it is to, first, subscribe to my channel and then click on that bell to receive notifications for all my video premieres. <text:span text:style-name="T11">Thanks for making </text:span><text:span text:style-name="T24">it </text:span><text:span text:style-name="T11">this far, and I hope you come back soon. Bye-by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00:17:59.499055051</meta:creation-date>
    <dc:date>2021-07-12T22:52:37.421887886</dc:date>
    <meta:editing-duration>P1DT8H36M33S</meta:editing-duration>
    <meta:editing-cycles>97</meta:editing-cycles>
    <meta:generator>LibreOffice/7.1.4.2$Linux_X86_64 LibreOffice_project/10$Build-2</meta:generator>
    <meta:document-statistic meta:table-count="0" meta:image-count="0" meta:object-count="0" meta:page-count="1" meta:paragraph-count="85" meta:word-count="6707" meta:character-count="37826" meta:non-whitespace-character-count="31168"/>
  </office:meta>
</office:document-meta>
</file>